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h text:style-name="Heading_20_1" text:outline-level="1"><text:bookmark-start text:name="что-важно-знать-гражданам-санкт-петербурга-об-эпидемии-коронавируса"/>Что важно знать гражданам Санкт-Петербурга об эпидемии коронавируса<text:bookmark-end text:name="что-важно-знать-гражданам-санкт-петербурга-об-эпидемии-коронавируса"/></text:h>
      <text:p text:style-name="First_20_paragraph"><text:span text:style-name="T1">Алексей Куприянов</text:span> / alexei.kouprianov@gmail.com</text:p>
      <text:p text:style-name="Text_20_body">Обновлено по данным на: 2021-08-25 11:30:00</text:p>
      <text:h text:style-name="Heading_20_2" text:outline-level="2"><text:bookmark-start text:name="какова-в-целом-ситуация-с-эпидемией-коронавируса-в-россии-и-петербурге"/>Какова в целом ситуация с эпидемией коронавируса в России и Петербурге?<text:bookmark-end text:name="какова-в-целом-ситуация-с-эпидемией-коронавируса-в-россии-и-петербурге"/></text:h>
      <text:p text:style-name="First_20_paragraph">Эпидемия заболевания, вызываемого вирусом SARS-CoV-2 (COVID-19, ковид — от Coronavirus Disease), началась в Китае осенью 2019 г. и через Европу проникла в Россию в начале 2020 г. Петербург был одним из первых городов России, столкнувшихся с вирусом. Первый случай в Петербурге был зарегистрирован 4 марта 2020 г. Ковид-19 — опасное, быстро распространяющееся заболевание. По предварительным оценкам специалистов его летальность (доля умерших от всех заразившихся) в невакцинированной популяции составляет около 1.0% (более, чем в десять раз опаснее сезонного гриппа). Человек, уже заразившийся коронавирусом, способен, если не приняты меры предосторожности, заразить до наступления симптомов в среднем трех человек. Штаммы, появившиеся в ходе развития эпидемии характеризуются большей заразностью (носитель штамма “Дельта” заражает до наступления симптомов и изоляции в среднем примерно в два — три раза больше людей, чем носитель исходного штамма).</text:p>
      <text:p text:style-name="Text_20_body">Мы несем огромные потери от эпидемии. Прежде всего — в виде небывалой избыточной смертности, связанной с ковидом. С начала эпидемии в оперативном учете по России в целом было зарегистрировано 174.5 тыс. смертей от COVID-19. Действительное количество смертей, связанных с COVID-19 много выше. Точный подсчет затруднен и зависит от используемой методики, но на июнь 2021 г. избыточное количество смертей по сравнению с последним “доковидным” 2019 г. составило около 505.3 тыс. человек. Только в Петербурге с начала эпидемии на июнь 2021 г. от ковида умерло не менее 23.4 тыс. человек. Таким образом, потери одного, пусть и крупного, города сопоставимы с потерями СССР или России в целом в многолетних локальных вооруженных конфликтах (Афганская война 1979–1989, Первая и Вторая Чеченские войны 1994–1996 и 1999–2009) или превышают их. По сути, мы имеем дело с настоящей гуманитарной катастрофой.</text:p>
      <text:p text:style-name="Text_20_body">В пересчете на 100 тыс. населения показатели России и Петербурга — едва ли не худшие изо всех крупных стран Европы. В абсолютном исчислении потери Петербурга (20.4 тыс. в оперативном учете и, вероятно, не менее 27.5 тыс. по общей избыточной смертности к настоящему моменту) превосходят потери граничащих с Ленинградской областью Финляндии (1014) и Эстонии (ок. 2100) в разы. В пересчете на население это превышение сохраняется, хотя для Эстонии разрыв несколько сокращается. Финляндия — 18.32 “ковидных” смертей на 100 тыс. населения, Эстония — 157.89, Петербург — от 378.36 (для оперативно учтенного числа смертей) до 435.37 (для вероятной общей избыточной смертности). Швеция, которую многие критиковали за мягкость пртивоэпидемических мер и высокую смертность на фоне других стран северной Европы, потеряла к настоящему моменту умершими 14670 чел. (141.03 на 100 тыс. населения) — в два — три раза менее, чем Петербург. Не следует думать, что это связано с высокой плотностью населения в мегаполисе. Ленинградская область и Карелия, с их много меньшей плотностью населения, дают близкие к Петербургу цифры (подробнее см. таб. 1).</text:p>
      <text:p text:style-name="Text_20_body">Таблица 1. Показатели смертности от COVID-19. Данные оперативного учета смертей по странам в целом, включая Россию, взяты из ежедневно обновляемого банка данных Johns Hopkins University, по России они соответствуют данным Роспотребнадзора (сайт стопкоронавирус.рф). Данные по регионам России — из ежедневной сводки на сайте стопкоронавирус.рф. Оценки избыточного количества смертей для Швеции и Финляндии не приводятся, поскольку в этих странах смерти от коронавируса в полном объеме представлены в оперативном учете. Оценки избыточного количества смертей для Эстонии, Латвии и Литвы приводятся по результатам расчетов Д. Кобака, для России и ее регионов — на основании данных ресурса ЕМИСС Государственная статистика.</text:p>
      <text:p text:style-name="Text_20_body">Страна / регион</text:p>
      <text:p text:style-name="Text_20_body">Население, млн. чел.</text:p>
      <text:p text:style-name="Text_20_body">Плотность, чел./км2</text:p>
      <text:p text:style-name="Text_20_body">Умершие от COVID (оперативные данные)</text:p>
      <text:p text:style-name="Text_20_body">Избыточные смерти к 2019 (на июнь 2021)</text:p>
      <text:p text:style-name="Text_20_body">Умерших на 100 тыс. (оперативные данные)</text:p>
      <text:p text:style-name="Text_20_body">Умерших на 100 тыс. (к 2019 г.)</text:p>
      <text:p text:style-name="Text_20_body">Швеция</text:p>
      <text:p text:style-name="Text_20_body">10.402</text:p>
      <text:p text:style-name="Text_20_body">23.10</text:p>
      <text:p text:style-name="Text_20_body">14670</text:p>
      <text:p text:style-name="Text_20_body">NA</text:p>
      <text:p text:style-name="Text_20_body">141.03</text:p>
      <text:p text:style-name="Text_20_body">NA</text:p>
      <text:p text:style-name="Text_20_body">Финляндия</text:p>
      <text:p text:style-name="Text_20_body">5.536</text:p>
      <text:p text:style-name="Text_20_body">16.36</text:p>
      <text:p text:style-name="Text_20_body">1014</text:p>
      <text:p text:style-name="Text_20_body">NA</text:p>
      <text:p text:style-name="Text_20_body">18.32</text:p>
      <text:p text:style-name="Text_20_body">NA</text:p>
      <text:p text:style-name="Text_20_body">Эстония</text:p>
      <text:p text:style-name="Text_20_body">1.330</text:p>
      <text:p text:style-name="Text_20_body">29.41</text:p>
      <text:p text:style-name="Text_20_body">1285</text:p>
      <text:p text:style-name="Text_20_body">2100</text:p>
      <text:p text:style-name="Text_20_body">96.61</text:p>
      <text:p text:style-name="Text_20_body">157.89</text:p>
      <text:p text:style-name="Text_20_body">Латвия</text:p>
      <text:p text:style-name="Text_20_body">1.908</text:p>
      <text:p text:style-name="Text_20_body">29.54</text:p>
      <text:p text:style-name="Text_20_body">2569</text:p>
      <text:p text:style-name="Text_20_body">3600</text:p>
      <text:p text:style-name="Text_20_body">134.67</text:p>
      <text:p text:style-name="Text_20_body">188.71</text:p>
      <text:p text:style-name="Text_20_body">Литва</text:p>
      <text:p text:style-name="Text_20_body">2.784</text:p>
      <text:p text:style-name="Text_20_body">42.64</text:p>
      <text:p text:style-name="Text_20_body">4498</text:p>
      <text:p text:style-name="Text_20_body">10000</text:p>
      <text:p text:style-name="Text_20_body">161.55</text:p>
      <text:p text:style-name="Text_20_body">359.16</text:p>
      <text:p text:style-name="Text_20_body">Россия</text:p>
      <text:p text:style-name="Text_20_body">146.171</text:p>
      <text:p text:style-name="Text_20_body">8.55</text:p>
      <text:p text:style-name="Text_20_body">174542</text:p>
      <text:p text:style-name="Text_20_body">505343</text:p>
      <text:p text:style-name="Text_20_body">119.41</text:p>
      <text:p text:style-name="Text_20_body">345.72</text:p>
      <text:p text:style-name="Text_20_body">Санкт-Петербург</text:p>
      <text:p text:style-name="Text_20_body">5.384</text:p>
      <text:p text:style-name="Text_20_body">3741.72</text:p>
      <text:p text:style-name="Text_20_body">20372</text:p>
      <text:p text:style-name="Text_20_body">23442</text:p>
      <text:p text:style-name="Text_20_body">378.36</text:p>
      <text:p text:style-name="Text_20_body">435.37</text:p>
      <text:p text:style-name="Text_20_body">Ленинградская область</text:p>
      <text:p text:style-name="Text_20_body">1.893</text:p>
      <text:p text:style-name="Text_20_body">22.56</text:p>
      <text:p text:style-name="Text_20_body">2397</text:p>
      <text:p text:style-name="Text_20_body">8605</text:p>
      <text:p text:style-name="Text_20_body">126.64</text:p>
      <text:p text:style-name="Text_20_body">454.64</text:p>
      <text:p text:style-name="Text_20_body">Карелия</text:p>
      <text:p text:style-name="Text_20_body">0.609</text:p>
      <text:p text:style-name="Text_20_body">3.37</text:p>
      <text:p text:style-name="Text_20_body">760</text:p>
      <text:p text:style-name="Text_20_body">2673</text:p>
      <text:p text:style-name="Text_20_body">124.78</text:p>
      <text:p text:style-name="Text_20_body">438.87</text:p>
      <text:p text:style-name="Text_20_body">Вологодская область</text:p>
      <text:p text:style-name="Text_20_body">1.151</text:p>
      <text:p text:style-name="Text_20_body">7.96</text:p>
      <text:p text:style-name="Text_20_body">1574</text:p>
      <text:p text:style-name="Text_20_body">2741</text:p>
      <text:p text:style-name="Text_20_body">136.75</text:p>
      <text:p text:style-name="Text_20_body">238.13</text:p>
      <text:p text:style-name="Text_20_body">Новгородская область</text:p>
      <text:p text:style-name="Text_20_body">0.592</text:p>
      <text:p text:style-name="Text_20_body">10.87</text:p>
      <text:p text:style-name="Text_20_body">332</text:p>
      <text:p text:style-name="Text_20_body">2244</text:p>
      <text:p text:style-name="Text_20_body">56.04</text:p>
      <text:p text:style-name="Text_20_body">378.79</text:p>
      <text:p text:style-name="Text_20_body">Псковская область</text:p>
      <text:p text:style-name="Text_20_body">0.620</text:p>
      <text:p text:style-name="Text_20_body">11.20</text:p>
      <text:p text:style-name="Text_20_body">659</text:p>
      <text:p text:style-name="Text_20_body">2152</text:p>
      <text:p text:style-name="Text_20_body">106.25</text:p>
      <text:p text:style-name="Text_20_body">346.96</text:p>
      <text:h text:style-name="Heading_20_2" text:outline-level="2"><text:bookmark-start text:name="почему-гражданам-важно-самим-следить-за-развитием-эпидемической-ситуации"/>Почему гражданам важно самим следить за развитием эпидемической ситуации?<text:bookmark-end text:name="почему-гражданам-важно-самим-следить-за-развитием-эпидемической-ситуации"/></text:h>
      <text:p text:style-name="First_20_paragraph">Эпидемия коронавируса — это не эпидемия чумы в средневековом городе. Трупы не лежат на улицах, система здравоохранения работает на пределе, но пока справляется, граждане могут вообще не замечать, что происходит что-то экстраординарное, пока болезнь не коснется их самих, их родственников и знакомых. Единственный инструмент, который позволяет “увидеть” эпидемию — грамотно собираемая и своевременно публикуемая медицинская статистика.</text:p>
      <text:p text:style-name="Text_20_body">К сожалению, права граждан на получение информации в критически важном вопросе о развитии эпидемии систематически нарушаются. Большая часть истории эпидемии — история намеренных фальсификаций и попыток сокрытия данных о заболеваемости и смертности.</text:p>
      <text:p text:style-name="Text_20_body">Так, данные по новым выявленным случаям в Петербурге по версии Роспотребнадзора с мая 2020 г. носят признаки систематической намеренной фальсификации. Они не показывают случайных колебаний день ото дня, в них отсутствуют признаки “бюрократической” динамики — резкие спады по выходным и праздничным дням, характерные для всех “честных” временных рядов медицинской статистики, пики заболеваемости отстают от пиков смертности или совпадают с ними, хотя должны опережать их приблизительно на две недели. Не имевшие признаков сознательной фальсификации данные, публиковавшиеся от имени Межведомственного городского совета по противодействию распространению коронавирусной инфекции в Петербурге с 16 декабря 2020 по 2 июня 2021 г., показывали значительные расхождения с данными в версии Роспотребнадзора. В частности, к концу мая данные городского совета показывали рост заболеваемости, числа “активных” случаев (людей, болеющих на настоящий момент) и рост нагрузки на больницы.</text:p>
      <text:p text:style-name="Text_20_body">Опыт критических периодов трех волн эпидемии (апрель — июнь 2020, сентябрь 2020 — январь 2021, май — июль 2021) показывает, что городские власти систематически опаздывают с введением противоэпидемических мер или даже сознательно отказываются от них. Это значит, что гражданам придется самим отслеживать развитие ситуации и полагаться, в основном, на свои силы и комментарии независимых экспертов как в оценке достоверности медицинской статистики, так и в принятии решений о самоизоляции, сокращении времени пребывания в местах скопления людей, ношении масок и респираторов, вакцинации.</text:p>
      <text:h text:style-name="Heading_20_2" text:outline-level="2"><text:bookmark-start text:name="какие-статистические-показатели-важно-отслеживать"/>Какие статистические показатели важно отслеживать?<text:bookmark-end text:name="какие-статистические-показатели-важно-отслеживать"/></text:h>
      <text:p text:style-name="First_20_paragraph">Важнейшие показатели развития эпидемии — количество проведенных тестов, количество новых выявленных случаев заболевания и количество умерших. Последний, количество умерших, более надежен, поскольку выявить всех заболевших не представляется возможным в принципе. Вместе с тем, количество тестов также может косвенно свидетельствовать о динамике эпидемии.</text:p>
      <text:p text:style-name="Text_20_body">Отслеживать тенденции к росту и спаду бывает непросто, поскольку числа колеблются день ото дня даже на устойчивом подъеме или спаде. Два самых простых способа сгладить случайные колебания и увидеть тенденцию — это, во-первых, суммирование данных по неделям, во-вторых — расчет “скользящих” средних. Чаще всего применяют семидневные скользящие средние (для каждого дня берут значения за сам этот день, три дня до него и три дня после него).</text:p>
      <text:h text:style-name="Heading_20_2" text:outline-level="2"><text:bookmark-start text:name="какие-источники-информации-заслуживают-доверия"/>Какие источники информации заслуживают доверия?<text:bookmark-end text:name="какие-источники-информации-заслуживают-доверия"/></text:h>
      <text:p text:style-name="First_20_paragraph">Все наиболее важные источники данных по ситуации в России и Петербурге со всеми необходимыми ссылками собраны в отдельном документе <text:a xlink:type="simple" xlink:href="SPb.COVID-19.data.sources.md" office:name=""><text:span text:style-name="Definition">“Основные источники данных по эпидситуации c COVID-19 в Санкт-Петербурге”</text:span></text:a>. Подробный анализ фальсификаций и умолчаний опубликован в отдельном документе <text:a xlink:type="simple" xlink:href="SPb.COVID-19.data_critique.md" office:name=""><text:span text:style-name="Definition">“Критический анализ показателей эпидемической статистики”</text:span></text:a>.</text:p>
      <text:p text:style-name="Text_20_body">Наиболее надежным оперативным показателем остаются данные учета смертей, связанных с ковид, ежедневно публикуемые на сайте “стопкоронавирус.рф”, а также данные о числе проведенных тестов на коронавирус и о госпитализации, с 3 августа ежедневно публикуемые на портале <text:a xlink:type="simple" xlink:href="https://www.gov.spb.ru/covid-19/" office:name=""><text:span text:style-name="Definition">“Петербург против коронавируса. Официальная информация”</text:span></text:a>. В отношении полного учета общей смертности важны публикуемые с задержкой данные Росстата по Естественному движению населения (в месяцы, на которые приходится пик волны, оперативный учет не успевает отражать все случаи). По ним можно отслеживать развитие эпидемии в ретроспективе помесячно. Данные публикуются с приблизительно сорокадневной задержкой (данные за январь публикуют в конце первой — второй недели марта и т. д.).</text:p>
      <text:p text:style-name="Text_20_body">Остальные официально публикуемые данные (количество новых случаев и количество выздоровевших по версии сайта “стопкоронавирус.рф”) в той или иной степени искажены и не могут быть бездумно использованы для оценки ситуации.</text:p>
      <text:p text:style-name="Text_20_body">Сводные отчеты о ситуации в Петербурге с учетом всех возможных открытых источников можно найти на нашем сайте. Кроме того, каждый сможет скачать данные, на основе которых составляются эти отчеты, и, при желании, самостоятельно произвести все необходимые вычисления и построить графики.</text:p>
      <text:list text:style-name="L1">
        <text:list-item>
          <text:p text:style-name="P1">Скачать сводные данные по Петербургу (по дням) <text:a xlink:type="simple" xlink:href="../data/SPb.COVID-19.united.csv" office:name=""><text:span text:style-name="Definition">SPb.COVID-19.united.csv</text:span></text:a></text:p>
        </text:list-item>
        <text:list-item>
          <text:p text:style-name="P1">Скачать <text:a xlink:type="simple" xlink:href="../data/SPb.COVID-19.united.variables_explained.txt" office:name=""><text:span text:style-name="Definition">описание переменных в файле <text:span text:style-name="Source_Text">SPb.COVID-19.united.csv</text:span></text:span></text:a></text:p>
        </text:list-item>
        <text:list-item>
          <text:p text:style-name="P1">Скачать данные по поисковым запросам Яндекса <text:a xlink:type="simple" xlink:href="../data/SPb.yandex_wordstat.weekly.csv" office:name=""><text:span text:style-name="Definition">SPb.yandex_wordstat.weekly.csv</text:span></text:a></text:p>
        </text:list-item>
        <text:list-item>
          <text:p text:style-name="P1">Скачать данные по общему количеству умерших помесячно с 2006 г. (выгрузка из ЕМИСС Государственная статистика) для России, Петербурга и сопредельных регионов <text:a xlink:type="simple" xlink:href="../data/SPb.adjacent_regions.all_deaths.2006_.csv" office:name=""><text:span text:style-name="Definition">SPb.adjacent_regions.all_deaths.2006_.csv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creator/>
  </office:meta>
</office:document-meta>
</file>